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tiva Sans Light" svg:font-family="'Motiva Sans Light', 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2">
      <style:text-properties style:font-name="Arial"/>
    </style:style>
    <style:style style:name="P5" style:family="paragraph" style:parent-style-name="Standard" style:list-style-name="L3">
      <style:text-properties style:font-name="Arial"/>
    </style:style>
    <style:style style:name="P6" style:family="paragraph" style:parent-style-name="Standard" style:list-style-name="L4">
      <style:text-properties style:font-name="Arial"/>
    </style:style>
    <style:style style:name="P7" style:family="paragraph" style:parent-style-name="Standard" style:list-style-name="L5">
      <style:text-properties style:font-name="Arial"/>
    </style:style>
    <style:style style:name="P8" style:family="paragraph" style:parent-style-name="Standard" style:list-style-name="L6">
      <style:text-properties style:font-name="Arial"/>
    </style:style>
    <style:style style:name="P9" style:family="paragraph" style:parent-style-name="Standard">
      <style:text-properties style:font-name="Arial" fo:font-weight="bold" style:font-weight-asian="bold" style:font-weight-complex="bold"/>
    </style:style>
    <style:style style:name="P10" style:family="paragraph" style:parent-style-name="Standard" style:list-style-name="L5">
      <style:paragraph-properties fo:background-color="#ffffff">
        <style:background-image/>
      </style:paragraph-properties>
      <style:text-properties style:font-name="Arial"/>
    </style:style>
    <style:style style:name="T1" style:family="text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ince 12/26 release:</text:p>
      <text:list xml:id="list5056004692593957239" text:style-name="L1">
        <text:list-item>
          <text:p text:style-name="P3">Added Logistical Loading/Unloading of CRRCs</text:p>
        </text:list-item>
        <text:list-item>
          <text:p text:style-name="P3">Added cabin light operation during helocasting (RHS assets with AI pilots only)</text:p>
        </text:list-item>
        <text:list-item>
          <text:p text:style-name="P3">Added feature to return aircraft to the height it was flying at when prepHelocast is called</text:p>
        </text:list-item>
        <text:list-item>
          <text:p text:style-name="P3">Added jump animations</text:p>
        </text:list-item>
        <text:list-item>
          <text:p text:style-name="P3">Boats locked while loaded on Aircraft</text:p>
        </text:list-item>
        <text:list-item>
          <text:p text:style-name="P3">Added UH-60 door animations</text:p>
        </text:list-item>
      </text:list>
      <text:p text:style-name="P1"/>
      <text:list xml:id="list38754450" text:continue-numbering="true" text:style-name="L1">
        <text:list-item>
          <text:p text:style-name="P3">Fixed issue where unsupported helos may see helocast actions</text:p>
        </text:list-item>
      </text:list>
      <text:p text:style-name="P1"/>
      <text:list xml:id="list38766032" text:continue-numbering="true" text:style-name="L1">
        <text:list-item>
          <text:p text:style-name="P3">Confirmed interoperabilty with Feint's Paddle Mod</text:p>
        </text:list-item>
      </text:list>
      <text:p text:style-name="P1"/>
      <text:p text:style-name="P9">Since 12/27 release:</text:p>
      <text:list xml:id="list5796472642664352692" text:style-name="L2">
        <text:list-item>
          <text:p text:style-name="P4">Added - CUP US H-60 Series Support</text:p>
        </text:list-item>
        <text:list-item>
          <text:p text:style-name="P4">Added - CUP MH-47 Support</text:p>
        </text:list-item>
        <text:list-item>
          <text:p text:style-name="P4">Added – CUP US CH-53E Support</text:p>
        </text:list-item>
        <text:list-item>
          <text:p text:style-name="P4">Added - altOffset feature: some helo models have a significant alitutde offset when commanded to the same altitude as other helicopters</text:p>
        </text:list-item>
        <text:list-item>
          <text:p text:style-name="P4">Added – testBoat function: facilitates helping find boat palcement and getting helo classnames.</text:p>
        </text:list-item>
      </text:list>
      <text:p text:style-name="P1"/>
      <text:list xml:id="list38760073" text:continue-numbering="true" text:style-name="L2">
        <text:list-item>
          <text:p text:style-name="P4">Fixed – Better disabling of rubber boats damaging helos</text:p>
        </text:list-item>
        <text:list-item>
          <text:p text:style-name="P4">Fixed – Better handling of collision prevention between boats and helos during casting</text:p>
        </text:list-item>
        <text:list-item>
          <text:p text:style-name="P4">Fixed – Direction of jumpers when casting</text:p>
        </text:list-item>
      </text:list>
      <text:p text:style-name="P1"/>
      <text:p text:style-name="P9">Since 12/28 0220 release:</text:p>
      <text:list xml:id="list3817087857479226839" text:style-name="L3">
        <text:list-item>
          <text:p text:style-name="P5">Added – Support for ZodiacCRRCboat (<text:a xlink:type="simple" xlink:href="http://www.armaholic.com/page.php?id=27272" text:style-name="Internet_20_link" text:visited-style-name="Visited_20_Internet_20_Link">http://www.armaholic.com/page.php?id=27272</text:a>)</text:p>
        </text:list-item>
        <text:list-item>
          <text:p text:style-name="P5">Added – diag_log output to detail when a helicopter is not supported</text:p>
        </text:list-item>
        <text:list-item>
          <text:p text:style-name="P5">Fixed – More modular code for selecting acceptable boats</text:p>
        </text:list-item>
      </text:list>
      <text:p text:style-name="P1"/>
      <text:p text:style-name="P9">Since 12/28 1440 release:</text:p>
      <text:list xml:id="list4709739383319339383" text:style-name="L4">
        <text:list-item>
          <text:p text:style-name="P6">Added – EriJ H-60 Support</text:p>
        </text:list-item>
        <text:list-item>
          <text:p text:style-name="P6">Added – EricJ H-92 Support</text:p>
        </text:list-item>
        <text:list-item>
          <text:p text:style-name="P6">Added – EricJ CH-67 Support</text:p>
        </text:list-item>
        <text:list-item>
          <text:p text:style-name="P6">Added – jumpOffset system to address aircraft geometry issues</text:p>
        </text:list-item>
      </text:list>
      <text:p text:style-name="P1"/>
      <text:p text:style-name="P9">Since 12/28 2003 release:</text:p>
      <text:list xml:id="list7021426197717854535" text:style-name="L5">
        <text:list-item>
          <text:p text:style-name="P7">Added – Konyo MH-47 Support</text:p>
        </text:list-item>
        <text:list-item>
          <text:p text:style-name="P10">Adde<text:span text:style-name="T3">d</text:span><text:span text:style-name="T2"> – </text:span><text:span text:style-name="T1">Boeing Konyo MH47G SOAR</text:span></text:p>
        </text:list-item>
        <text:list-item>
          <text:p text:style-name="P7">Added – CUP CV-22 Support (Although AI won't slow down enough to helocast and I couldn't figure out how to either)</text:p>
        </text:list-item>
        <text:list-item>
          <text:p text:style-name="P7">Added – Vanilla Blackfish Support (Although AI won't slow down enough to helocast and I couldn't figure out how to either)</text:p>
        </text:list-item>
        <text:list-item>
          <text:p text:style-name="P7">Added – OPTRE Pelican Support</text:p>
        </text:list-item>
        <text:list-item>
          <text:p text:style-name="P7">Added – RHS MH-47 ramp animations</text:p>
        </text:list-item>
        <text:list-item>
          <text:p text:style-name="P7">Added – More robust rampDoor function to handle opening and closing of ramps and doors</text:p>
        </text:list-item>
        <text:list-item>
          <text:p text:style-name="P7"><text:soft-page-break/>Added – rampInvert system to handle assets whose animations are "backwards" (e.g. The A2 MH-47 ports)</text:p>
        </text:list-item>
        <text:list-item>
          <text:p text:style-name="P7">Added – Support for planes so VTOLs can be support</text:p>
        </text:list-item>
      </text:list>
      <text:p text:style-name="P1"/>
      <text:p text:style-name="P9">Since 12/29 0153 release:</text:p>
      <text:list xml:id="list8862289756310042651" text:style-name="L6">
        <text:list-item>
          <text:p text:style-name="P8">Added – Change to config so characters trigger splash effects at a velocity of 6 instead of 8</text:p>
        </text:list-item>
      </text:list>
      <text:p text:style-name="P1"/>
      <text:p text:style-name="P9">Since 12/29 1853 releas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tiva Sans Light" svg:font-family="'Motiva Sans Light', 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1M37S</meta:editing-duration>
    <meta:editing-cycles>28</meta:editing-cycles>
    <meta:generator>OpenOffice/4.1.6$Win32 OpenOffice.org_project/416m1$Build-9790</meta:generator>
    <dc:date>2019-12-29T18:55:02.02</dc:date>
    <meta:document-statistic meta:table-count="0" meta:image-count="0" meta:object-count="0" meta:page-count="2" meta:paragraph-count="40" meta:word-count="375" meta:character-count="2133"/>
    <meta:user-defined meta:name="Info 1"/>
    <meta:user-defined meta:name="Info 2"/>
    <meta:user-defined meta:name="Info 3"/>
    <meta:user-defined meta:name="Info 4"/>
  </office:meta>
</office:document-meta>
</file>